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5in" style:rel-column-width="2160*"/>
    </style:style>
    <style:style style:name="Table1.B" style:family="table-column">
      <style:table-column-properties style:column-width="0.8778in" style:rel-column-width="1264*"/>
    </style:style>
    <style:style style:name="Table1.C" style:family="table-column">
      <style:table-column-properties style:column-width="2.8111in" style:rel-column-width="4048*"/>
    </style:style>
    <style:style style:name="Table1.D" style:family="table-column">
      <style:table-column-properties style:column-width="1.7361in" style:rel-column-width="250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152" officeooo:paragraph-rsid="000b11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rsid="000a6ea5" officeooo:paragraph-rsid="000a6ea5"/>
    </style:style>
    <style:style style:name="P4" style:family="paragraph" style:parent-style-name="Standard">
      <style:paragraph-properties fo:line-height="150%"/>
      <style:text-properties officeooo:rsid="000a6ea5" officeooo:paragraph-rsid="000a6ea5"/>
    </style:style>
    <style:style style:name="P5" style:family="paragraph" style:parent-style-name="Standard">
      <style:paragraph-properties fo:line-height="150%"/>
      <style:text-properties officeooo:rsid="000a6ea5" officeooo:paragraph-rsid="0010cb04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9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3b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1" style:family="paragraph">
      <style:paragraph-properties fo:text-align="start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officeooo:rsid="0010cb04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fo:background-color="#ffffff" fo:border="non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WasRefueled" form:control-implementation="ooo:com.sun.star.form.component.CheckBox" xml:id="control1" form:id="control1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DateTi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WasRefueled" form:control-implementation="ooo:com.sun.star.form.component.CheckBox" xml:id="control5" form:id="control5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6" form:id="control6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driv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WasRefueled" form:control-implementation="ooo:com.sun.star.form.component.CheckBox" xml:id="control8" form:id="control8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9" form:id="control9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0" form:id="control10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1" form:id="control11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2" form:id="control12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3" form:id="control13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4" form:id="control14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5" form:id="control15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6" form:id="control16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7" form:id="control17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8" form:id="control18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19" form:id="control19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20" form:id="control20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21" form:id="control21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22" form:id="control22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23" form:id="control23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24" form:id="control24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sRefueled" form:control-implementation="ooo:com.sun.star.form.component.CheckBox" xml:id="control25" form:id="control25" form:label="Refilled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DateTime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tinations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river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hicleDescription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hicleId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ehicle Log Book</text:h>
      <text:p text:style-name="P4">Vehicle Description: <text:s/><draw:control text:anchor-type="as-char" draw:z-index="84" draw:name="Control 27" draw:style-name="gr1" draw:text-style-name="P10" svg:width="2.4642in" svg:height="0.2504in" draw:control="control85"/></text:p>
      <text:p text:style-name="P5">Vehicle <text:span text:style-name="T2">ID</text:span> Number: <text:s text:c="2"/><text:span text:style-name="T1"><draw:control text:anchor-type="as-char" draw:z-index="85" draw:name="Control 26" draw:style-name="gr1" draw:text-style-name="P10" svg:width="2.4476in" svg:height="0.2504in" draw:control="control86"/>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Date / Time</text:p>
          </table:table-cell>
          <table:table-cell table:style-name="Table1.A1" office:value-type="string">
            <text:p text:style-name="P2">Refueled</text:p>
          </table:table-cell>
          <table:table-cell table:style-name="Table1.A1" office:value-type="string">
            <text:p text:style-name="P1">Destinations</text:p>
          </table:table-cell>
          <table:table-cell table:style-name="Table1.D1" office:value-type="string">
            <text:p text:style-name="P1">Driver</text:p>
          </table:table-cell>
        </table:table-row>
        <table:table-row>
          <table:table-cell table:style-name="Table1.A2" office:value-type="string">
            <text:p text:style-name="P8"><draw:control text:anchor-type="as-char" draw:z-index="1" draw:name="Control 2" draw:style-name="gr2" draw:text-style-name="P10" svg:width="1.4449in" svg:height="0.2449in" draw:control="control2"/></text:p>
          </table:table-cell>
          <table:table-cell table:style-name="Table1.A2" office:value-type="string">
            <text:p text:style-name="P8"><draw:control text:anchor-type="as-char" draw:z-index="0" draw:name="Control 1" draw:style-name="gr3" draw:text-style-name="P11" svg:width="0.7969in" svg:height="0.2161in" draw:control="control1"/></text:p>
          </table:table-cell>
          <table:table-cell table:style-name="Table1.A2" office:value-type="string">
            <text:p text:style-name="P8"><draw:control text:anchor-type="as-char" draw:z-index="2" draw:name="Control 3" draw:style-name="gr2" draw:text-style-name="P10" svg:width="2.7669in" svg:height="0.2559in" draw:control="control3"/></text:p>
          </table:table-cell>
          <table:table-cell table:style-name="Table1.D2" office:value-type="string">
            <text:p text:style-name="P8"><draw:control text:anchor-type="as-char" draw:z-index="6" draw:name="Control 7" draw:style-name="gr2" draw:text-style-name="P10" svg:width="1.6524in" svg:height="0.2598in" draw:control="control7"/></text:p>
          </table:table-cell>
        </table:table-row>
        <table:table-row table:style-name="Table1.1">
          <table:table-cell table:style-name="Table1.A2" office:value-type="string">
            <text:p text:style-name="P6"><draw:control text:anchor-type="as-char" draw:z-index="3" draw:name="Control 4" draw:style-name="gr2" draw:text-style-name="P10" svg:width="1.4449in" svg:height="0.2449in" draw:control="control4"/></text:p>
          </table:table-cell>
          <table:table-cell table:style-name="Table1.A2" office:value-type="string">
            <text:p text:style-name="P6"><draw:control text:anchor-type="as-char" draw:z-index="4" draw:name="Control 5" draw:style-name="gr3" draw:text-style-name="P11" svg:width="0.7969in" svg:height="0.2161in" draw:control="control5"/></text:p>
          </table:table-cell>
          <table:table-cell table:style-name="Table1.A2" office:value-type="string">
            <text:p text:style-name="P7"><draw:control text:anchor-type="as-char" draw:z-index="44" draw:name="Control 28" draw:style-name="gr2" draw:text-style-name="P10" svg:width="2.7669in" svg:height="0.2559in" draw:control="control45"/></text:p>
          </table:table-cell>
          <table:table-cell table:style-name="Table1.D2" office:value-type="string">
            <text:p text:style-name="P7"><draw:control text:anchor-type="as-char" draw:z-index="64" draw:name="Control 70" draw:style-name="gr2" draw:text-style-name="P10" svg:width="1.6524in" svg:height="0.2598in" draw:control="control65"/></text:p>
          </table:table-cell>
        </table:table-row>
        <table:table-row>
          <table:table-cell table:style-name="Table1.A2" office:value-type="string">
            <text:p text:style-name="P7"><draw:control text:anchor-type="as-char" draw:z-index="25" draw:name="Control 30" draw:style-name="gr2" draw:text-style-name="P10" svg:width="1.4449in" svg:height="0.2449in" draw:control="control26"/></text:p>
          </table:table-cell>
          <table:table-cell table:style-name="Table1.A2" office:value-type="string">
            <text:p text:style-name="P6"><draw:control text:anchor-type="as-char" draw:z-index="5" draw:name="Control 6" draw:style-name="gr3" draw:text-style-name="P11" svg:width="0.7969in" svg:height="0.2161in" draw:control="control6"/></text:p>
          </table:table-cell>
          <table:table-cell table:style-name="Table1.A2" office:value-type="string">
            <text:p text:style-name="P7"><draw:control text:anchor-type="as-char" draw:z-index="45" draw:name="Control 29" draw:style-name="gr2" draw:text-style-name="P10" svg:width="2.7669in" svg:height="0.2559in" draw:control="control46"/></text:p>
          </table:table-cell>
          <table:table-cell table:style-name="Table1.D2" office:value-type="string">
            <text:p text:style-name="P7"><draw:control text:anchor-type="as-char" draw:z-index="65" draw:name="Control 71" draw:style-name="gr2" draw:text-style-name="P10" svg:width="1.6524in" svg:height="0.2598in" draw:control="control66"/></text:p>
          </table:table-cell>
        </table:table-row>
        <table:table-row>
          <table:table-cell table:style-name="Table1.A2" office:value-type="string">
            <text:p text:style-name="P7"><draw:control text:anchor-type="as-char" draw:z-index="26" draw:name="Control 31" draw:style-name="gr2" draw:text-style-name="P10" svg:width="1.4449in" svg:height="0.2449in" draw:control="control27"/></text:p>
          </table:table-cell>
          <table:table-cell table:style-name="Table1.A2" office:value-type="string">
            <text:p text:style-name="P7"><draw:control text:anchor-type="as-char" draw:z-index="7" draw:name="Control 8" draw:style-name="gr3" draw:text-style-name="P11" svg:width="0.7969in" svg:height="0.2161in" draw:control="control8"/></text:p>
          </table:table-cell>
          <table:table-cell table:style-name="Table1.A2" office:value-type="string">
            <text:p text:style-name="P7"><draw:control text:anchor-type="as-char" draw:z-index="46" draw:name="Control 51" draw:style-name="gr2" draw:text-style-name="P10" svg:width="2.7669in" svg:height="0.2559in" draw:control="control47"/></text:p>
          </table:table-cell>
          <table:table-cell table:style-name="Table1.D2" office:value-type="string">
            <text:p text:style-name="P7"><draw:control text:anchor-type="as-char" draw:z-index="66" draw:name="Control 72" draw:style-name="gr2" draw:text-style-name="P10" svg:width="1.6524in" svg:height="0.2598in" draw:control="control67"/></text:p>
          </table:table-cell>
        </table:table-row>
        <table:table-row table:style-name="Table1.1">
          <table:table-cell table:style-name="Table1.A2" office:value-type="string">
            <text:p text:style-name="P7"><draw:control text:anchor-type="as-char" draw:z-index="27" draw:name="Control 32" draw:style-name="gr2" draw:text-style-name="P10" svg:width="1.4449in" svg:height="0.2449in" draw:control="control28"/></text:p>
          </table:table-cell>
          <table:table-cell table:style-name="Table1.A2" office:value-type="string">
            <text:p text:style-name="P7"><draw:control text:anchor-type="as-char" draw:z-index="8" draw:name="Control 9" draw:style-name="gr3" draw:text-style-name="P11" svg:width="0.7969in" svg:height="0.2161in" draw:control="control9"/></text:p>
          </table:table-cell>
          <table:table-cell table:style-name="Table1.A2" office:value-type="string">
            <text:p text:style-name="P7"><draw:control text:anchor-type="as-char" draw:z-index="47" draw:name="Control 52" draw:style-name="gr2" draw:text-style-name="P10" svg:width="2.7669in" svg:height="0.2559in" draw:control="control48"/></text:p>
          </table:table-cell>
          <table:table-cell table:style-name="Table1.D2" office:value-type="string">
            <text:p text:style-name="P7"><draw:control text:anchor-type="as-char" draw:z-index="67" draw:name="Control 73" draw:style-name="gr2" draw:text-style-name="P10" svg:width="1.6524in" svg:height="0.2598in" draw:control="control68"/></text:p>
          </table:table-cell>
        </table:table-row>
        <table:table-row>
          <table:table-cell table:style-name="Table1.A2" office:value-type="string">
            <text:p text:style-name="P7"><draw:control text:anchor-type="as-char" draw:z-index="28" draw:name="Control 33" draw:style-name="gr2" draw:text-style-name="P10" svg:width="1.4449in" svg:height="0.2449in" draw:control="control29"/></text:p>
          </table:table-cell>
          <table:table-cell table:style-name="Table1.A2" office:value-type="string">
            <text:p text:style-name="P7"><draw:control text:anchor-type="as-char" draw:z-index="9" draw:name="Control 10" draw:style-name="gr3" draw:text-style-name="P11" svg:width="0.7969in" svg:height="0.2161in" draw:control="control10"/></text:p>
          </table:table-cell>
          <table:table-cell table:style-name="Table1.A2" office:value-type="string">
            <text:p text:style-name="P7"><draw:control text:anchor-type="as-char" draw:z-index="48" draw:name="Control 53" draw:style-name="gr2" draw:text-style-name="P10" svg:width="2.7669in" svg:height="0.2559in" draw:control="control49"/></text:p>
          </table:table-cell>
          <table:table-cell table:style-name="Table1.D2" office:value-type="string">
            <text:p text:style-name="P7"><draw:control text:anchor-type="as-char" draw:z-index="68" draw:name="Control 74" draw:style-name="gr2" draw:text-style-name="P10" svg:width="1.6524in" svg:height="0.2598in" draw:control="control69"/></text:p>
          </table:table-cell>
        </table:table-row>
        <table:table-row>
          <table:table-cell table:style-name="Table1.A2" office:value-type="string">
            <text:p text:style-name="P7"><draw:control text:anchor-type="as-char" draw:z-index="29" draw:name="Control 34" draw:style-name="gr2" draw:text-style-name="P10" svg:width="1.4449in" svg:height="0.2449in" draw:control="control30"/></text:p>
          </table:table-cell>
          <table:table-cell table:style-name="Table1.A2" office:value-type="string">
            <text:p text:style-name="P7"><draw:control text:anchor-type="as-char" draw:z-index="10" draw:name="Control 11" draw:style-name="gr3" draw:text-style-name="P11" svg:width="0.7969in" svg:height="0.2161in" draw:control="control11"/></text:p>
          </table:table-cell>
          <table:table-cell table:style-name="Table1.A2" office:value-type="string">
            <text:p text:style-name="P7"><draw:control text:anchor-type="as-char" draw:z-index="49" draw:name="Control 54" draw:style-name="gr2" draw:text-style-name="P10" svg:width="2.7669in" svg:height="0.2559in" draw:control="control50"/></text:p>
          </table:table-cell>
          <table:table-cell table:style-name="Table1.D2" office:value-type="string">
            <text:p text:style-name="P7"><draw:control text:anchor-type="as-char" draw:z-index="69" draw:name="Control 75" draw:style-name="gr2" draw:text-style-name="P10" svg:width="1.6524in" svg:height="0.2598in" draw:control="control70"/></text:p>
          </table:table-cell>
        </table:table-row>
        <table:table-row>
          <table:table-cell table:style-name="Table1.A2" office:value-type="string">
            <text:p text:style-name="P7"><draw:control text:anchor-type="as-char" draw:z-index="30" draw:name="Control 35" draw:style-name="gr2" draw:text-style-name="P10" svg:width="1.4449in" svg:height="0.2449in" draw:control="control31"/></text:p>
          </table:table-cell>
          <table:table-cell table:style-name="Table1.A2" office:value-type="string">
            <text:p text:style-name="P7"><draw:control text:anchor-type="as-char" draw:z-index="11" draw:name="Control 12" draw:style-name="gr3" draw:text-style-name="P11" svg:width="0.7969in" svg:height="0.2161in" draw:control="control12"/></text:p>
          </table:table-cell>
          <table:table-cell table:style-name="Table1.A2" office:value-type="string">
            <text:p text:style-name="P7"><draw:control text:anchor-type="as-char" draw:z-index="50" draw:name="Control 55" draw:style-name="gr2" draw:text-style-name="P10" svg:width="2.7669in" svg:height="0.2559in" draw:control="control51"/></text:p>
          </table:table-cell>
          <table:table-cell table:style-name="Table1.D2" office:value-type="string">
            <text:p text:style-name="P7"><draw:control text:anchor-type="as-char" draw:z-index="70" draw:name="Control 76" draw:style-name="gr2" draw:text-style-name="P10" svg:width="1.6524in" svg:height="0.2598in" draw:control="control71"/></text:p>
          </table:table-cell>
        </table:table-row>
        <table:table-row>
          <table:table-cell table:style-name="Table1.A2" office:value-type="string">
            <text:p text:style-name="P7"><draw:control text:anchor-type="as-char" draw:z-index="31" draw:name="Control 36" draw:style-name="gr2" draw:text-style-name="P10" svg:width="1.4449in" svg:height="0.2449in" draw:control="control32"/></text:p>
          </table:table-cell>
          <table:table-cell table:style-name="Table1.A2" office:value-type="string">
            <text:p text:style-name="P7"><draw:control text:anchor-type="as-char" draw:z-index="12" draw:name="Control 13" draw:style-name="gr3" draw:text-style-name="P11" svg:width="0.7969in" svg:height="0.2161in" draw:control="control13"/></text:p>
          </table:table-cell>
          <table:table-cell table:style-name="Table1.A2" office:value-type="string">
            <text:p text:style-name="P7"><draw:control text:anchor-type="as-char" draw:z-index="51" draw:name="Control 56" draw:style-name="gr2" draw:text-style-name="P10" svg:width="2.7669in" svg:height="0.2559in" draw:control="control52"/></text:p>
          </table:table-cell>
          <table:table-cell table:style-name="Table1.D2" office:value-type="string">
            <text:p text:style-name="P7"><draw:control text:anchor-type="as-char" draw:z-index="71" draw:name="Control 77" draw:style-name="gr2" draw:text-style-name="P10" svg:width="1.6524in" svg:height="0.2598in" draw:control="control72"/></text:p>
          </table:table-cell>
        </table:table-row>
        <table:table-row>
          <table:table-cell table:style-name="Table1.A2" office:value-type="string">
            <text:p text:style-name="P7"><draw:control text:anchor-type="as-char" draw:z-index="32" draw:name="Control 37" draw:style-name="gr2" draw:text-style-name="P10" svg:width="1.4449in" svg:height="0.2449in" draw:control="control33"/></text:p>
          </table:table-cell>
          <table:table-cell table:style-name="Table1.A2" office:value-type="string">
            <text:p text:style-name="P7"><draw:control text:anchor-type="as-char" draw:z-index="13" draw:name="Control 14" draw:style-name="gr3" draw:text-style-name="P11" svg:width="0.7969in" svg:height="0.2161in" draw:control="control14"/></text:p>
          </table:table-cell>
          <table:table-cell table:style-name="Table1.A2" office:value-type="string">
            <text:p text:style-name="P7"><draw:control text:anchor-type="as-char" draw:z-index="52" draw:name="Control 57" draw:style-name="gr2" draw:text-style-name="P10" svg:width="2.7669in" svg:height="0.2559in" draw:control="control53"/></text:p>
          </table:table-cell>
          <table:table-cell table:style-name="Table1.D2" office:value-type="string">
            <text:p text:style-name="P7"><draw:control text:anchor-type="as-char" draw:z-index="72" draw:name="Control 78" draw:style-name="gr2" draw:text-style-name="P10" svg:width="1.6524in" svg:height="0.2598in" draw:control="control73"/></text:p>
          </table:table-cell>
        </table:table-row>
        <table:table-row>
          <table:table-cell table:style-name="Table1.A2" office:value-type="string">
            <text:p text:style-name="P7"><draw:control text:anchor-type="as-char" draw:z-index="33" draw:name="Control 38" draw:style-name="gr2" draw:text-style-name="P10" svg:width="1.4449in" svg:height="0.2449in" draw:control="control34"/></text:p>
          </table:table-cell>
          <table:table-cell table:style-name="Table1.A2" office:value-type="string">
            <text:p text:style-name="P7"><draw:control text:anchor-type="as-char" draw:z-index="14" draw:name="Control 15" draw:style-name="gr3" draw:text-style-name="P11" svg:width="0.7969in" svg:height="0.2161in" draw:control="control15"/></text:p>
          </table:table-cell>
          <table:table-cell table:style-name="Table1.A2" office:value-type="string">
            <text:p text:style-name="P7"><draw:control text:anchor-type="as-char" draw:z-index="53" draw:name="Control 58" draw:style-name="gr2" draw:text-style-name="P10" svg:width="2.7669in" svg:height="0.2559in" draw:control="control54"/></text:p>
          </table:table-cell>
          <table:table-cell table:style-name="Table1.D2" office:value-type="string">
            <text:p text:style-name="P7"><draw:control text:anchor-type="as-char" draw:z-index="73" draw:name="Control 79" draw:style-name="gr2" draw:text-style-name="P10" svg:width="1.6524in" svg:height="0.2598in" draw:control="control74"/></text:p>
          </table:table-cell>
        </table:table-row>
        <table:table-row>
          <table:table-cell table:style-name="Table1.A2" office:value-type="string">
            <text:p text:style-name="P7"><draw:control text:anchor-type="as-char" draw:z-index="34" draw:name="Control 39" draw:style-name="gr2" draw:text-style-name="P10" svg:width="1.4449in" svg:height="0.2449in" draw:control="control35"/></text:p>
          </table:table-cell>
          <table:table-cell table:style-name="Table1.A2" office:value-type="string">
            <text:p text:style-name="P7"><draw:control text:anchor-type="as-char" draw:z-index="15" draw:name="Control 16" draw:style-name="gr3" draw:text-style-name="P11" svg:width="0.7969in" svg:height="0.2161in" draw:control="control16"/></text:p>
          </table:table-cell>
          <table:table-cell table:style-name="Table1.A2" office:value-type="string">
            <text:p text:style-name="P7"><draw:control text:anchor-type="as-char" draw:z-index="54" draw:name="Control 59" draw:style-name="gr2" draw:text-style-name="P10" svg:width="2.7669in" svg:height="0.2559in" draw:control="control55"/></text:p>
          </table:table-cell>
          <table:table-cell table:style-name="Table1.D2" office:value-type="string">
            <text:p text:style-name="P7"><draw:control text:anchor-type="as-char" draw:z-index="74" draw:name="Control 80" draw:style-name="gr2" draw:text-style-name="P10" svg:width="1.6524in" svg:height="0.2598in" draw:control="control75"/></text:p>
          </table:table-cell>
        </table:table-row>
        <table:table-row>
          <table:table-cell table:style-name="Table1.A2" office:value-type="string">
            <text:p text:style-name="P7"><draw:control text:anchor-type="as-char" draw:z-index="35" draw:name="Control 40" draw:style-name="gr2" draw:text-style-name="P10" svg:width="1.4449in" svg:height="0.2449in" draw:control="control36"/></text:p>
          </table:table-cell>
          <table:table-cell table:style-name="Table1.A2" office:value-type="string">
            <text:p text:style-name="P7"><draw:control text:anchor-type="as-char" draw:z-index="16" draw:name="Control 17" draw:style-name="gr3" draw:text-style-name="P11" svg:width="0.7969in" svg:height="0.2161in" draw:control="control17"/></text:p>
          </table:table-cell>
          <table:table-cell table:style-name="Table1.A2" office:value-type="string">
            <text:p text:style-name="P7"><draw:control text:anchor-type="as-char" draw:z-index="55" draw:name="Control 60" draw:style-name="gr2" draw:text-style-name="P10" svg:width="2.7669in" svg:height="0.2559in" draw:control="control56"/></text:p>
          </table:table-cell>
          <table:table-cell table:style-name="Table1.D2" office:value-type="string">
            <text:p text:style-name="P7"><draw:control text:anchor-type="as-char" draw:z-index="75" draw:name="Control 81" draw:style-name="gr2" draw:text-style-name="P10" svg:width="1.6524in" svg:height="0.2598in" draw:control="control76"/></text:p>
          </table:table-cell>
        </table:table-row>
        <table:table-row>
          <table:table-cell table:style-name="Table1.A2" office:value-type="string">
            <text:p text:style-name="P7"><draw:control text:anchor-type="as-char" draw:z-index="36" draw:name="Control 41" draw:style-name="gr2" draw:text-style-name="P10" svg:width="1.4449in" svg:height="0.2449in" draw:control="control37"/></text:p>
          </table:table-cell>
          <table:table-cell table:style-name="Table1.A2" office:value-type="string">
            <text:p text:style-name="P7"><draw:control text:anchor-type="as-char" draw:z-index="17" draw:name="Control 18" draw:style-name="gr3" draw:text-style-name="P11" svg:width="0.7969in" svg:height="0.2161in" draw:control="control18"/></text:p>
          </table:table-cell>
          <table:table-cell table:style-name="Table1.A2" office:value-type="string">
            <text:p text:style-name="P7"><draw:control text:anchor-type="as-char" draw:z-index="56" draw:name="Control 61" draw:style-name="gr2" draw:text-style-name="P10" svg:width="2.7669in" svg:height="0.2559in" draw:control="control57"/></text:p>
          </table:table-cell>
          <table:table-cell table:style-name="Table1.D2" office:value-type="string">
            <text:p text:style-name="P7"><draw:control text:anchor-type="as-char" draw:z-index="76" draw:name="Control 82" draw:style-name="gr2" draw:text-style-name="P10" svg:width="1.6524in" svg:height="0.2598in" draw:control="control77"/></text:p>
          </table:table-cell>
        </table:table-row>
        <table:table-row>
          <table:table-cell table:style-name="Table1.A2" office:value-type="string">
            <text:p text:style-name="P7"><draw:control text:anchor-type="as-char" draw:z-index="37" draw:name="Control 42" draw:style-name="gr2" draw:text-style-name="P10" svg:width="1.4449in" svg:height="0.2449in" draw:control="control38"/></text:p>
          </table:table-cell>
          <table:table-cell table:style-name="Table1.A2" office:value-type="string">
            <text:p text:style-name="P7"><draw:control text:anchor-type="as-char" draw:z-index="18" draw:name="Control 19" draw:style-name="gr3" draw:text-style-name="P11" svg:width="0.7969in" svg:height="0.2161in" draw:control="control19"/></text:p>
          </table:table-cell>
          <table:table-cell table:style-name="Table1.A2" office:value-type="string">
            <text:p text:style-name="P7"><draw:control text:anchor-type="as-char" draw:z-index="57" draw:name="Control 62" draw:style-name="gr2" draw:text-style-name="P10" svg:width="2.7669in" svg:height="0.2559in" draw:control="control58"/></text:p>
          </table:table-cell>
          <table:table-cell table:style-name="Table1.D2" office:value-type="string">
            <text:p text:style-name="P7"><draw:control text:anchor-type="as-char" draw:z-index="77" draw:name="Control 83" draw:style-name="gr2" draw:text-style-name="P10" svg:width="1.6524in" svg:height="0.2598in" draw:control="control78"/></text:p>
          </table:table-cell>
        </table:table-row>
        <table:table-row>
          <table:table-cell table:style-name="Table1.A2" office:value-type="string">
            <text:p text:style-name="P7"><draw:control text:anchor-type="as-char" draw:z-index="38" draw:name="Control 43" draw:style-name="gr2" draw:text-style-name="P10" svg:width="1.4449in" svg:height="0.2449in" draw:control="control39"/></text:p>
          </table:table-cell>
          <table:table-cell table:style-name="Table1.A2" office:value-type="string">
            <text:p text:style-name="P7"><draw:control text:anchor-type="as-char" draw:z-index="19" draw:name="Control 20" draw:style-name="gr3" draw:text-style-name="P11" svg:width="0.7969in" svg:height="0.2161in" draw:control="control20"/></text:p>
          </table:table-cell>
          <table:table-cell table:style-name="Table1.A2" office:value-type="string">
            <text:p text:style-name="P7"><draw:control text:anchor-type="as-char" draw:z-index="58" draw:name="Control 63" draw:style-name="gr2" draw:text-style-name="P10" svg:width="2.7669in" svg:height="0.2559in" draw:control="control59"/></text:p>
          </table:table-cell>
          <table:table-cell table:style-name="Table1.D2" office:value-type="string">
            <text:p text:style-name="P7"><draw:control text:anchor-type="as-char" draw:z-index="78" draw:name="Control 84" draw:style-name="gr2" draw:text-style-name="P10" svg:width="1.6524in" svg:height="0.2598in" draw:control="control79"/></text:p>
          </table:table-cell>
        </table:table-row>
        <table:table-row>
          <table:table-cell table:style-name="Table1.A2" office:value-type="string">
            <text:p text:style-name="P7"><draw:control text:anchor-type="as-char" draw:z-index="39" draw:name="Control 44" draw:style-name="gr2" draw:text-style-name="P10" svg:width="1.4449in" svg:height="0.2449in" draw:control="control40"/></text:p>
          </table:table-cell>
          <table:table-cell table:style-name="Table1.A2" office:value-type="string">
            <text:p text:style-name="P7"><draw:control text:anchor-type="as-char" draw:z-index="20" draw:name="Control 21" draw:style-name="gr3" draw:text-style-name="P11" svg:width="0.7969in" svg:height="0.2161in" draw:control="control21"/></text:p>
          </table:table-cell>
          <table:table-cell table:style-name="Table1.A2" office:value-type="string">
            <text:p text:style-name="P7"><draw:control text:anchor-type="as-char" draw:z-index="59" draw:name="Control 64" draw:style-name="gr2" draw:text-style-name="P10" svg:width="2.7669in" svg:height="0.2559in" draw:control="control60"/></text:p>
          </table:table-cell>
          <table:table-cell table:style-name="Table1.D2" office:value-type="string">
            <text:p text:style-name="P7"><draw:control text:anchor-type="as-char" draw:z-index="79" draw:name="Control 85" draw:style-name="gr2" draw:text-style-name="P10" svg:width="1.6524in" svg:height="0.2598in" draw:control="control80"/></text:p>
          </table:table-cell>
        </table:table-row>
        <table:table-row>
          <table:table-cell table:style-name="Table1.A2" office:value-type="string">
            <text:p text:style-name="P7"><draw:control text:anchor-type="as-char" draw:z-index="40" draw:name="Control 45" draw:style-name="gr2" draw:text-style-name="P10" svg:width="1.4449in" svg:height="0.2449in" draw:control="control41"/></text:p>
          </table:table-cell>
          <table:table-cell table:style-name="Table1.A2" office:value-type="string">
            <text:p text:style-name="P7"><draw:control text:anchor-type="as-char" draw:z-index="21" draw:name="Control 22" draw:style-name="gr3" draw:text-style-name="P11" svg:width="0.7969in" svg:height="0.2161in" draw:control="control22"/></text:p>
          </table:table-cell>
          <table:table-cell table:style-name="Table1.A2" office:value-type="string">
            <text:p text:style-name="P7"><draw:control text:anchor-type="as-char" draw:z-index="60" draw:name="Control 65" draw:style-name="gr2" draw:text-style-name="P10" svg:width="2.7669in" svg:height="0.2559in" draw:control="control61"/></text:p>
          </table:table-cell>
          <table:table-cell table:style-name="Table1.D2" office:value-type="string">
            <text:p text:style-name="P7"><draw:control text:anchor-type="as-char" draw:z-index="80" draw:name="Control 86" draw:style-name="gr2" draw:text-style-name="P10" svg:width="1.6524in" svg:height="0.2598in" draw:control="control81"/></text:p>
          </table:table-cell>
        </table:table-row>
        <table:table-row>
          <table:table-cell table:style-name="Table1.A2" office:value-type="string">
            <text:p text:style-name="P7"><draw:control text:anchor-type="as-char" draw:z-index="41" draw:name="Control 46" draw:style-name="gr2" draw:text-style-name="P10" svg:width="1.4449in" svg:height="0.2449in" draw:control="control42"/></text:p>
          </table:table-cell>
          <table:table-cell table:style-name="Table1.A2" office:value-type="string">
            <text:p text:style-name="P7"><draw:control text:anchor-type="as-char" draw:z-index="22" draw:name="Control 23" draw:style-name="gr3" draw:text-style-name="P11" svg:width="0.7969in" svg:height="0.2161in" draw:control="control23"/></text:p>
          </table:table-cell>
          <table:table-cell table:style-name="Table1.A2" office:value-type="string">
            <text:p text:style-name="P7"><draw:control text:anchor-type="as-char" draw:z-index="61" draw:name="Control 66" draw:style-name="gr2" draw:text-style-name="P10" svg:width="2.7669in" svg:height="0.2559in" draw:control="control62"/></text:p>
          </table:table-cell>
          <table:table-cell table:style-name="Table1.D2" office:value-type="string">
            <text:p text:style-name="P7"><draw:control text:anchor-type="as-char" draw:z-index="81" draw:name="Control 87" draw:style-name="gr2" draw:text-style-name="P10" svg:width="1.6524in" svg:height="0.2598in" draw:control="control82"/></text:p>
          </table:table-cell>
        </table:table-row>
        <table:table-row table:style-name="Table1.1">
          <table:table-cell table:style-name="Table1.A2" office:value-type="string">
            <text:p text:style-name="P7"><draw:control text:anchor-type="as-char" draw:z-index="42" draw:name="Control 47" draw:style-name="gr2" draw:text-style-name="P10" svg:width="1.4449in" svg:height="0.2449in" draw:control="control43"/></text:p>
          </table:table-cell>
          <table:table-cell table:style-name="Table1.A2" office:value-type="string">
            <text:p text:style-name="P7"><draw:control text:anchor-type="as-char" draw:z-index="23" draw:name="Control 24" draw:style-name="gr3" draw:text-style-name="P11" svg:width="0.7969in" svg:height="0.2161in" draw:control="control24"/></text:p>
          </table:table-cell>
          <table:table-cell table:style-name="Table1.A2" office:value-type="string">
            <text:p text:style-name="P7"><draw:control text:anchor-type="as-char" draw:z-index="62" draw:name="Control 67" draw:style-name="gr2" draw:text-style-name="P10" svg:width="2.7669in" svg:height="0.2559in" draw:control="control63"/></text:p>
          </table:table-cell>
          <table:table-cell table:style-name="Table1.D2" office:value-type="string">
            <text:p text:style-name="P7"><draw:control text:anchor-type="as-char" draw:z-index="82" draw:name="Control 88" draw:style-name="gr2" draw:text-style-name="P10" svg:width="1.6524in" svg:height="0.2598in" draw:control="control83"/></text:p>
          </table:table-cell>
        </table:table-row>
        <table:table-row table:style-name="Table1.1">
          <table:table-cell table:style-name="Table1.A2" office:value-type="string">
            <text:p text:style-name="P7"><draw:control text:anchor-type="as-char" draw:z-index="43" draw:name="Control 48" draw:style-name="gr2" draw:text-style-name="P10" svg:width="1.4449in" svg:height="0.2449in" draw:control="control44"/></text:p>
          </table:table-cell>
          <table:table-cell table:style-name="Table1.A2" office:value-type="string">
            <text:p text:style-name="P7"><draw:control text:anchor-type="as-char" draw:z-index="24" draw:name="Control 25" draw:style-name="gr3" draw:text-style-name="P11" svg:width="0.7969in" svg:height="0.2161in" draw:control="control25"/></text:p>
          </table:table-cell>
          <table:table-cell table:style-name="Table1.A2" office:value-type="string">
            <text:p text:style-name="P7"><draw:control text:anchor-type="as-char" draw:z-index="63" draw:name="Control 68" draw:style-name="gr2" draw:text-style-name="P10" svg:width="2.7669in" svg:height="0.2559in" draw:control="control64"/></text:p>
          </table:table-cell>
          <table:table-cell table:style-name="Table1.D2" office:value-type="string">
            <text:p text:style-name="P7"><draw:control text:anchor-type="as-char" draw:z-index="83" draw:name="Control 89" draw:style-name="gr2" draw:text-style-name="P10" svg:width="1.6524in" svg:height="0.2598in" draw:control="control84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21:42:29.682958177</meta:creation-date>
    <dc:date>2024-12-14T02:49:10.650128272</dc:date>
    <meta:editing-duration>PT2H4M2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91" meta:word-count="14" meta:character-count="96" meta:non-whitespace-character-count="84"/>
  </office:meta>
</office:document-meta>
</file>